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9cm"/>
    </style:style>
    <style:style style:name="gr6" style:family="graphic" style:parent-style-name="standard">
      <style:graphic-properties draw:stroke="none" svg:stroke-color="#000000" draw:fill="none" draw:fill-color="#ffffff" fo:min-height="0.957cm"/>
    </style:style>
    <style:style style:name="gr7" style:family="graphic" style:parent-style-name="standard">
      <style:graphic-properties draw:stroke="none" svg:stroke-color="#000000" draw:fill="none" draw:fill-color="#ffffff" fo:min-height="1.435cm"/>
    </style:style>
    <style:style style:name="gr8" style:family="graphic" style:parent-style-name="standard">
      <style:graphic-properties draw:stroke="none" svg:stroke-color="#000000" draw:fill="none" draw:fill-color="#ffffff" fo:min-height="1.913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602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514cm"/>
    </style:style>
    <style:style style:name="ro4" style:family="table-row">
      <style:table-row-properties style:row-height="0.584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799cm" svg:height="1.182cm" svg:x="3.059cm" svg:y="3.0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B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T</text:span></text:p>
              </table:table-cell>
              <table:table-cell/>
              <table:table-cell/>
              <table:table-cell>
                <text:p><text:span text:style-name="T1">9</text:span></text:p>
              </table:table-cell>
              <table:table-cell>
                <text:p><text:span text:style-name="T1">9</text:span></text:p>
              </table:table-cell>
              <table:table-cell>
                <text:p><text:span text:style-name="T1">%</text:span></text:p>
              </table:table-cell>
            </table:table-row>
            <table:table-row table:style-name="ro2" table:default-cell-style-name="ce1">
              <table:table-cell>
                <text:p><text:span text:style-name="T1">S</text:span></text:p>
              </table:table-cell>
              <table:table-cell>
                <text:p><text:span text:style-name="T1">D</text:span></text:p>
              </table:table-cell>
              <table:table-cell/>
              <table:table-cell/>
              <table:table-cell/>
              <table:table-cell>
                <text:p><text:span text:style-name="T1">O</text:span></text:p>
              </table:table-cell>
              <table:table-cell>
                <text:p><text:span text:style-name="T1">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01cm" svg:height="1.165cm" svg:x="2.986cm" svg:y="10.5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.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1"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01cm" svg:height="1.166cm" svg:x="2.947cm" svg:y="6.1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.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4" table:default-cell-style-name="ce1"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.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1" draw:layer="layout" svg:x1="5.6cm" svg:y1="4.5cm" svg:x2="5.6cm" svg:y2="6cm">
          <text:p/>
        </draw:line>
        <draw:frame draw:style-name="standard" xml:id="id3" draw:id="id3" draw:layer="layout" svg:width="4.801cm" svg:height="1.165cm" svg:x="2.661cm" svg:y="15.7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1">H</text:span></text:p>
              </table:table-cell>
              <table:table-cell>
                <text:p><text:span text:style-name="T1">H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S</text:span></text:p>
              </table:table-cell>
              <table:table-cell>
                <text:p><text:span text:style-name="T1">S</text:span></text:p>
              </table:table-cell>
            </table:table-row>
            <table:table-row table:style-name="ro2" table:default-cell-style-name="ce1">
              <table:table-cell>
                <text:p><text:span text:style-name="T1">S</text:span></text:p>
              </table:table-cell>
              <table:table-cell>
                <text:p><text:span text:style-name="T1">T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R</text:span></text:p>
              </table:table-cell>
              <table:table-cell>
                <text:p><text:span text:style-name="T1">T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" draw:text-style-name="P1" draw:layer="layout" svg:x1="5.2cm" svg:y1="7.3cm" svg:x2="5.3cm" svg:y2="10.5cm">
          <text:p/>
        </draw:line>
        <draw:line draw:style-name="gr1" draw:text-style-name="P1" draw:layer="layout" svg:x1="5.9cm" svg:y1="11.9cm" svg:x2="5.1cm" svg:y2="15.7cm">
          <text:p/>
        </draw:line>
        <draw:frame draw:style-name="gr2" draw:text-style-name="P2" draw:layer="layout" svg:width="4.8cm" svg:height="1cm" svg:x="3.1cm" svg:y="1.5cm">
          <draw:text-box>
            <text:p><text:span text:style-name="T2">Menus</text:span></text:p>
          </draw:text-box>
        </draw:frame>
        <draw:line draw:style-name="gr1" draw:text-style-name="P1" xml:id="id1" draw:id="id1" draw:layer="layout" svg:x1="1.7cm" svg:y1="3.7cm" svg:x2="2.9cm" svg:y2="3.7cm">
          <text:p/>
        </draw:line>
        <draw:connector draw:style-name="gr3" draw:text-style-name="P3" xml:id="id2" draw:id="id2" draw:layer="layout" svg:x1="1.7cm" svg:y1="3.7cm" svg:x2="1.764cm" svg:y2="16.142cm" draw:start-shape="id1" draw:start-glue-point="3" svg:d="M1700 3700v6546h64v5896" svg:viewBox="0 0 65 12443">
          <text:p/>
        </draw:connector>
        <draw:connector draw:style-name="gr4" draw:text-style-name="P4" draw:layer="layout" svg:x1="1.764cm" svg:y1="16.142cm" svg:x2="2.661cm" svg:y2="16.374cm" draw:start-shape="id2" draw:start-glue-point="3" draw:end-shape="id3" draw:end-glue-point="3" svg:d="M1764 16142v232h897" svg:viewBox="0 0 898 233">
          <text:p/>
        </draw:connector>
        <draw:frame draw:style-name="gr5" draw:text-style-name="P5" draw:layer="layout" svg:width="1.5cm" svg:height="0.729cm" svg:x="5.8cm" svg:y="4.738cm">
          <draw:text-box>
            <text:p><text:span text:style-name="T3">SW1</text:span></text:p>
          </draw:text-box>
        </draw:frame>
        <draw:frame draw:style-name="gr5" draw:text-style-name="P5" draw:layer="layout" svg:width="1.8cm" svg:height="0.729cm" svg:x="5.5cm" svg:y="12.871cm">
          <draw:text-box>
            <text:p><text:span text:style-name="T3">SW1</text:span></text:p>
          </draw:text-box>
        </draw:frame>
        <draw:frame draw:style-name="gr5" draw:text-style-name="P5" draw:layer="layout" svg:width="1.5cm" svg:height="0.729cm" svg:x="5.4cm" svg:y="9.3cm">
          <draw:text-box>
            <text:p><text:span text:style-name="T3">SW1</text:span></text:p>
          </draw:text-box>
        </draw:frame>
        <draw:frame draw:style-name="gr5" draw:text-style-name="P5" draw:layer="layout" svg:width="1.5cm" svg:height="0.729cm" svg:x="1.7cm" svg:y="9.371cm">
          <draw:text-box>
            <text:p><text:span text:style-name="T3">SW1</text:span></text:p>
          </draw:text-box>
        </draw:frame>
        <draw:frame draw:style-name="gr6" draw:text-style-name="P6" draw:layer="layout" svg:width="3.5cm" svg:height="1.207cm" svg:x="2.9cm" svg:y="7.4cm">
          <draw:text-box>
            <text:p><text:span text:style-name="T3">Latitude</text:span></text:p>
            <text:p><text:span text:style-name="T3">Longitude</text:span></text:p>
          </draw:text-box>
        </draw:frame>
        <draw:frame draw:style-name="gr5" draw:text-style-name="P6" draw:layer="layout" svg:width="1.9cm" svg:height="0.729cm" svg:x="3.2cm" svg:y="4.401cm">
          <draw:text-box>
            <text:p><text:span text:style-name="T3">Accueil</text:span></text:p>
          </draw:text-box>
        </draw:frame>
        <draw:frame draw:style-name="gr7" draw:text-style-name="P6" draw:layer="layout" svg:width="4.5cm" svg:height="1.685cm" svg:x="1.8cm" svg:y="11.815cm">
          <draw:text-box>
            <text:p><text:span text:style-name="T3">Altitude</text:span></text:p>
            <text:p><text:span text:style-name="T3">Sattelites (nombre)</text:span></text:p>
          </draw:text-box>
        </draw:frame>
        <draw:frame draw:style-name="gr8" draw:text-style-name="P6" draw:layer="layout" svg:width="6cm" svg:height="2.163cm" svg:x="2.6cm" svg:y="17.1cm">
          <draw:text-box>
            <text:p><text:span text:style-name="T3">Heure</text:span></text:p>
            <text:p><text:span text:style-name="T3">Start/Stop (Enregistrement sur le fichier « pathFile.txt »)</text:span></text:p>
          </draw:text-box>
        </draw:frame>
        <draw:line draw:style-name="gr1" draw:text-style-name="P1" draw:layer="layout" svg:x1="9.3cm" svg:y1="9.5cm" svg:x2="12.7cm" svg:y2="9.5cm">
          <text:p/>
        </draw:line>
        <draw:frame draw:style-name="gr5" draw:text-style-name="P5" draw:layer="layout" svg:width="1.5cm" svg:height="0.729cm" svg:x="10cm" svg:y="8.5cm">
          <draw:text-box>
            <text:p><text:span text:style-name="T3">SW3</text:span></text:p>
          </draw:text-box>
        </draw:frame>
        <draw:line draw:style-name="gr1" draw:text-style-name="P1" draw:layer="layout" svg:x1="12.2cm" svg:y1="10.3cm" svg:x2="9.3cm" svg:y2="10.3cm">
          <text:p/>
        </draw:line>
        <draw:frame draw:style-name="gr7" draw:text-style-name="P5" draw:layer="layout" svg:width="5.8cm" svg:height="1.685cm" svg:x="12.7cm" svg:y="11.9cm">
          <draw:text-box>
            <text:p><text:span text:style-name="T3">Affichage de valeurs GPS</text:span></text:p>
            <text:p><text:span text:style-name="T3">Sur moniteur série (ordinateur)</text:span></text:p>
          </draw:text-box>
        </draw:frame>
        <draw:line draw:style-name="gr1" draw:text-style-name="P1" draw:layer="layout" svg:x1="9.3cm" svg:y1="12.3cm" svg:x2="12.7cm" svg:y2="12.3cm">
          <text:p/>
        </draw:line>
        <draw:frame draw:style-name="gr5" draw:text-style-name="P5" draw:layer="layout" svg:width="1.5cm" svg:height="0.729cm" svg:x="10cm" svg:y="11.3cm">
          <draw:text-box>
            <text:p><text:span text:style-name="T3">SW4</text:span></text:p>
          </draw:text-box>
        </draw:frame>
        <draw:line draw:style-name="gr1" draw:text-style-name="P1" draw:layer="layout" svg:x1="12.2cm" svg:y1="13.1cm" svg:x2="9.3cm" svg:y2="13.1cm">
          <text:p/>
        </draw:line>
        <draw:frame draw:style-name="gr8" draw:text-style-name="P5" draw:layer="layout" svg:width="5.8cm" svg:height="2.163cm" svg:x="12.7cm" svg:y="9.116cm">
          <draw:text-box>
            <text:p><text:span text:style-name="T3">Envoie du fichier d’enregistrement « pathFile.txt » sur le moniteur série </text:span></text:p>
          </draw:text-box>
        </draw:frame>
        <draw:line draw:style-name="gr1" draw:text-style-name="P1" draw:layer="layout" svg:x1="7.7cm" svg:y1="16.6cm" svg:x2="10.1cm" svg:y2="16.6cm">
          <text:p/>
        </draw:line>
        <draw:frame draw:style-name="gr6" draw:text-style-name="P5" draw:layer="layout" svg:width="5.8cm" svg:height="1.207cm" svg:x="10.2cm" svg:y="16cm">
          <draw:text-box>
            <text:p><text:span text:style-name="T3">Début/Fin enregistrement parcours</text:span></text:p>
          </draw:text-box>
        </draw:frame>
        <draw:frame draw:style-name="gr5" draw:text-style-name="P5" draw:layer="layout" svg:width="1.8cm" svg:height="0.729cm" svg:x="7.8cm" svg:y="15.771cm">
          <draw:text-box>
            <text:p><text:span text:style-name="T3">SW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52:55.118259193</meta:creation-date>
    <dc:date>2017-06-13T16:08:14.737776477</dc:date>
    <meta:editing-duration>PT14M46S</meta:editing-duration>
    <meta:editing-cycles>5</meta:editing-cycles>
    <meta:generator>LibreOffice/5.2.7.2$Linux_X86_64 LibreOffice_project/20m0$Build-2</meta:generator>
    <meta:document-statistic meta:object-count="30"/>
  </office:meta>
</office:document-meta>
</file>